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, 'Liberation Mono', Courier, monospace"/>
    <style:font-face style:name="Mangal1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ArialMT" svg:font-family="ArialMT" style:font-family-generic="swiss"/>
    <style:font-face style:name="Helvetica" svg:font-family="Helvetica, Arial" style:font-family-generic="swiss"/>
    <style:font-face style:name="Courier New1" svg:font-family="'Courier New'" style:font-family-generic="modern" style:font-pitch="fixed"/>
    <style:font-face style:name="NSimSun1" svg:font-family="NSimSun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3" style:family="paragraph" style:parent-style-name="Standard">
      <style:text-properties style:font-name="Arial" fo:font-style="italic" fo:font-weight="normal" style:font-style-asian="italic" style:font-weight-asian="normal" style:font-name-complex="Arial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normal" style:font-weight-asian="normal" style:font-name-complex="Arial" style:font-weight-complex="normal"/>
    </style:style>
    <style:style style:name="P6" style:family="paragraph" style:parent-style-name="Standard">
      <style:text-properties style:use-window-font-color="true" style:font-name="Arial" fo:font-size="12pt" fo:font-weight="normal" style:font-name-asian="Helvetica" style:font-size-asian="12pt" style:font-weight-asian="normal" style:font-name-complex="Arial" style:font-size-complex="12pt" style:font-weight-complex="normal"/>
    </style:style>
    <style:style style:name="P7" style:family="paragraph" style:parent-style-name="Standard">
      <style:text-properties style:use-window-font-color="true" style:font-name="Arial" fo:font-size="12pt" fo:font-style="italic" fo:font-weight="normal" style:font-name-asian="Helvetica" style:font-size-asian="12pt" style:font-style-asian="italic" style:font-weight-asian="normal" style:font-name-complex="Arial" style:font-size-complex="12pt" style:font-style-complex="italic" style:font-weight-complex="normal"/>
    </style:style>
    <style:style style:name="P8" style:family="paragraph" style:parent-style-name="Standard">
      <style:text-properties style:use-window-font-color="true" style:font-name="Arial" fo:font-size="12pt" fo:font-style="normal" fo:font-weight="normal" style:font-name-asian="Helvetica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.25in" fo:margin-right="0in" fo:text-indent="0in" style:auto-text-indent="false"/>
      <style:text-properties style:font-name="Arial" style:font-name-complex="Arial"/>
    </style:style>
    <style:style style:name="P12" style:family="paragraph" style:parent-style-name="Standard">
      <style:paragraph-properties fo:break-before="page"/>
      <style:text-properties style:font-name="Arial" style:font-name-complex="Arial"/>
    </style:style>
    <style:style style:name="P13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15" style:family="paragraph" style:parent-style-name="Standard">
      <style:paragraph-properties fo:line-height="115%" fo:text-align="justify" style:justify-single-word="false" fo:break-before="auto" fo:break-after="auto" style:text-autospace="ideograph-alpha" style:writing-mode="lr-tb"/>
      <style:text-properties style:use-window-font-color="true" style:font-name="Arial" fo:font-size="11pt" fo:font-weight="normal" style:font-name-asian="Helvetica" style:font-size-asian="11pt" style:font-weight-asian="normal" style:font-name-complex="Arial" style:font-size-complex="11pt" style:font-weight-complex="normal"/>
    </style:style>
    <style:style style:name="P16" style:family="paragraph" style:parent-style-name="Standard">
      <style:paragraph-properties fo:line-height="115%" fo:text-align="justify" style:justify-single-word="false" style:text-autospace="ideograph-alpha" style:writing-mode="lr-tb"/>
      <style:text-properties style:use-window-font-color="true" style:font-name="Arial" fo:font-size="11pt" fo:font-weight="normal" style:font-name-asian="Helvetica" style:font-size-asian="11pt" style:font-weight-asian="normal" style:font-name-complex="Arial" style:font-size-complex="11pt" style:font-weight-complex="normal"/>
    </style:style>
    <style:style style:name="P17" style:family="paragraph" style:parent-style-name="Standard">
      <style:paragraph-properties fo:line-height="115%" fo:text-align="justify" style:justify-single-word="false" style:text-autospace="ideograph-alpha" style:writing-mode="lr-tb"/>
      <style:text-properties style:use-window-font-color="true" style:font-name="ArialMT" fo:font-size="11pt" fo:font-weight="normal" style:font-name-asian="ArialMT" style:font-size-asian="11pt" style:font-weight-asian="normal" style:font-name-complex="ArialMT" style:font-size-complex="11pt" style:font-weight-complex="normal"/>
    </style:style>
    <style:style style:name="P18" style:family="paragraph" style:parent-style-name="Standard">
      <style:paragraph-properties fo:line-height="115%" fo:text-align="justify" style:justify-single-word="false" style:text-autospace="ideograph-alpha" style:writing-mode="lr-tb"/>
    </style:style>
    <style:style style:name="P19" style:family="paragraph" style:parent-style-name="Standard">
      <style:paragraph-properties fo:line-height="115%" fo:text-align="justify" style:justify-single-word="false" style:text-autospace="ideograph-alpha" style:writing-mode="lr-tb"/>
      <style:text-properties style:font-name="Arial" style:font-name-complex="Arial"/>
    </style:style>
    <style:style style:name="P20" style:family="paragraph" style:parent-style-name="Standard">
      <style:paragraph-properties fo:margin-left="0.5in" fo:margin-right="0in" fo:text-indent="0in" style:auto-text-indent="false"/>
      <style:text-properties style:font-name="Arial" style:font-name-complex="Arial"/>
    </style:style>
    <style:style style:name="P21" style:family="paragraph" style:parent-style-name="Standard">
      <style:paragraph-properties fo:margin-left="0.5in" fo:margin-right="0in" fo:text-indent="0in" style:auto-text-indent="false"/>
      <style:text-properties style:font-name="Arial" fo:font-style="italic" style:font-style-asian="italic" style:font-name-complex="Arial" style:font-style-complex="italic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Arial" style:font-name-complex="Arial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Arial" fo:font-style="italic" style:font-style-asian="italic" style:font-name-complex="Arial" style:font-style-complex="italic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Arial" fo:font-style="normal" style:font-style-asian="normal" style:font-name-complex="Arial" style:font-style-complex="normal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use-window-font-color="true" style:font-name="Arial" fo:font-size="12pt" fo:font-style="normal" fo:font-weight="normal" style:font-name-asian="Helvetica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Text_20_body_20_indent">
      <style:paragraph-properties fo:margin-left="0in" fo:margin-right="0in" fo:text-indent="0in" style:auto-text-indent="false"/>
    </style:style>
    <style:style style:name="P28" style:family="paragraph" style:parent-style-name="Text_20_body_20_indent">
      <style:paragraph-properties fo:margin-left="0in" fo:margin-right="0in" fo:text-indent="0in" style:auto-text-indent="false"/>
      <style:text-properties style:font-name="Arial" style:font-name-complex="Arial"/>
    </style:style>
    <style:style style:name="P29" style:family="paragraph" style:parent-style-name="Text_20_body_20_indent">
      <style:paragraph-properties fo:margin-left="0in" fo:margin-right="0in" fo:text-indent="0in" style:auto-text-indent="false"/>
      <style:text-properties style:font-name="Arial" fo:font-weight="bold" style:font-weight-asian="bold" style:font-name-complex="Arial"/>
    </style:style>
    <style:style style:name="P30" style:family="paragraph" style:parent-style-name="Normal_20__28_Web_29_">
      <style:paragraph-properties fo:margin-left="0in" fo:margin-right="0in" fo:margin-top="0in" fo:margin-bottom="0in" fo:text-indent="0in" style:auto-text-indent="false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P31" style:family="paragraph" style:parent-style-name="Preformatted_20_Text">
      <style:paragraph-properties fo:margin-top="0.1563in" fo:margin-bottom="0.1563in" style:line-height-at-least="0.198in" fo:background-color="#f8f8f8" fo:padding-left="0.1043in" fo:padding-right="0.1043in" fo:padding-top="0.0626in" fo:padding-bottom="0.0626in" fo:border="0.0008in solid #dddddd">
        <style:background-image/>
      </style:paragraph-properties>
    </style:style>
    <style:style style:name="P32" style:family="paragraph" style:parent-style-name="Preformatted_20_Text">
      <style:paragraph-properties fo:margin-top="0in" fo:margin-bottom="0in" style:line-height-at-least="0.198in" fo:background-color="#f8f8f8" fo:padding="0in" fo:border="none">
        <style:background-image/>
      </style:paragraph-properties>
    </style:style>
    <style:style style:name="P33" style:family="paragraph" style:parent-style-name="Preformatted_20_Text">
      <style:paragraph-properties fo:margin-top="0in" fo:margin-bottom="0in" style:line-height-at-least="0.198in" fo:background-color="#f8f8f8" fo:padding="0in" fo:border="none">
        <style:background-image/>
      </style:paragraph-properties>
      <style:text-properties style:use-window-font-color="true" style:font-name="Arial" fo:font-size="12pt" fo:font-weight="bold" style:font-name-asian="Helvetica" style:font-size-asian="12pt" style:font-weight-asian="bold" style:font-name-complex="Arial" style:font-size-complex="12pt" style:font-weight-complex="bold"/>
    </style:style>
    <style:style style:name="P34" style:family="paragraph" style:parent-style-name="Preformatted_20_Text">
      <style:paragraph-properties fo:margin-top="0in" fo:margin-bottom="0in" style:line-height-at-least="0.198in" fo:background-color="#f8f8f8" fo:padding="0in" fo:border="none">
        <style:background-image/>
      </style:paragraph-properties>
      <style:text-properties style:use-window-font-color="true" style:font-name="Arial" fo:font-size="12pt" fo:font-style="normal" fo:font-weight="bold" style:font-name-asian="Helvetica" style:font-size-asian="12pt" style:font-style-asian="normal" style:font-weight-asian="bold" style:font-name-complex="Arial" style:font-size-complex="12pt" style:font-style-complex="normal" style:font-weight-complex="bold"/>
    </style:style>
    <style:style style:name="P35" style:family="paragraph" style:parent-style-name="Preformatted_20_Text">
      <style:paragraph-properties fo:margin-top="0in" fo:margin-bottom="0in" style:line-height-at-least="0.198in" fo:background-color="#f8f8f8" fo:padding="0in" fo:border="none">
        <style:background-image/>
      </style:paragraph-properties>
      <style:text-properties style:use-window-font-color="true" style:font-name="Arial" fo:font-size="12pt" fo:font-style="italic" fo:font-weight="bold" style:font-name-asian="Helvetica" style:font-size-asian="12pt" style:font-style-asian="italic" style:font-weight-asian="bold" style:font-name-complex="Arial" style:font-size-complex="12pt" style:font-style-complex="italic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rial" fo:font-size="30pt" fo:font-style="italic" fo:font-weight="bold" style:font-size-asian="30pt" style:font-style-asian="italic" style:font-weight-asian="bold" style:font-name-complex="Times New Roman1" style:font-size-complex="30pt" style:font-style-complex="italic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" fo:font-weight="normal" style:font-weight-asian="normal" style:font-name-complex="Arial" style:font-weight-complex="normal"/>
    </style:style>
    <style:style style:name="P38" style:family="paragraph" style:parent-style-name="Standard">
      <style:text-properties style:font-name="Arial" style:font-name-complex="Arial"/>
    </style:style>
    <style:style style:name="P39" style:family="paragraph" style:parent-style-name="Standard" style:list-style-name="WW8Num4">
      <style:text-properties style:font-name="Arial" style:font-name-complex="Arial"/>
    </style:style>
    <style:style style:name="P40" style:family="paragraph" style:parent-style-name="Standard">
      <style:text-properties style:font-name="Arial" fo:font-weight="bold" style:font-weight-asian="bold" style:font-name-complex="Arial"/>
    </style:style>
    <style:style style:name="P41" style:family="paragraph" style:parent-style-name="Standard" style:list-style-name="WW8Num4"/>
    <style:style style:name="P42" style:family="paragraph" style:parent-style-name="Standard">
      <style:text-properties style:use-window-font-color="true" style:font-name="Arial" fo:font-size="12pt" fo:font-weight="normal" style:font-name-asian="Helvetica" style:font-size-asian="12pt" style:font-weight-asian="normal" style:font-name-complex="Arial" style:font-size-complex="12pt" style:font-weight-complex="normal"/>
    </style:style>
    <style:style style:name="P43" style:family="paragraph" style:parent-style-name="Standard">
      <style:text-properties style:use-window-font-color="true" style:font-name="Arial" fo:font-size="12pt" fo:font-style="italic" fo:font-weight="normal" style:font-name-asian="Helvetica" style:font-size-asian="12pt" style:font-style-asian="italic" style:font-weight-asian="normal" style:font-name-complex="Arial" style:font-size-complex="12pt" style:font-style-complex="italic" style:font-weight-complex="normal"/>
    </style:style>
    <style:style style:name="P44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style:font-name-asian="Helvetica" style:font-size-asian="12pt" style:font-weight-asian="normal" style:font-name-complex="Arial" style:font-size-complex="12pt" style:font-weight-complex="normal"/>
    </style:style>
    <style:style style:name="P45" style:family="paragraph" style:parent-style-name="Standard">
      <style:text-properties fo:font-variant="normal" fo:text-transform="none" fo:color="#333333" style:font-name="Consolas" fo:font-size="9.75pt" fo:letter-spacing="normal" fo:font-style="normal" fo:font-weight="bold" style:font-name-asian="Helvetica" style:font-size-asian="12pt" style:font-weight-asian="normal" style:font-name-complex="Arial" style:font-size-complex="12pt" style:font-weight-complex="normal"/>
    </style:style>
    <style:style style:name="P46" style:family="paragraph" style:parent-style-name="Standard" style:master-page-name="Convert_20_1">
      <style:paragraph-properties fo:line-height="115%" fo:text-align="center" style:justify-single-word="false" style:page-number="auto" fo:break-before="page" style:writing-mode="lr-tb"/>
      <style:text-properties style:font-name="Arial" style:font-name-complex="Arial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use-window-font-color="true" style:font-name="Arial" fo:font-size="12pt" fo:font-weight="normal" style:font-name-asian="Helvetica" style:font-size-asian="12pt" style:font-weight-asian="normal" style:font-name-complex="Arial" style:font-size-complex="12pt" style:font-weight-complex="normal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use-window-font-color="true" style:font-name="Arial" fo:font-size="12pt" fo:font-style="normal" fo:font-weight="normal" style:font-name-asian="Helvetica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9" style:family="paragraph" style:parent-style-name="Heading_20_1" style:master-page-name="Standard">
      <style:paragraph-properties fo:margin-top="0.1665in" fo:margin-bottom="0.0417in" fo:text-align="center" style:justify-single-word="false" style:page-number="auto"/>
      <style:text-properties style:font-name="Arial" fo:font-weight="normal" style:font-weight-asian="normal" style:font-name-complex="Arial"/>
    </style:style>
    <style:style style:name="P50" style:family="paragraph" style:parent-style-name="Heading_20_1">
      <style:paragraph-properties fo:margin-left="0.5in" fo:margin-right="0in" fo:text-align="center" style:justify-single-word="false" fo:text-indent="0in" style:auto-text-indent="false"/>
      <style:text-properties style:font-name-complex="Arial"/>
    </style:style>
    <style:style style:name="P51" style:family="paragraph" style:parent-style-name="Heading_20_2">
      <style:text-properties style:font-name="Arial" style:font-name-complex="Arial"/>
    </style:style>
    <style:style style:name="P52" style:family="paragraph" style:parent-style-name="Heading_20_2">
      <style:text-properties style:font-name="Arial" fo:font-weight="normal" style:font-weight-asian="normal" style:font-name-complex="Arial"/>
    </style:style>
    <style:style style:name="P53" style:family="paragraph" style:parent-style-name="Heading_20_2">
      <style:text-properties fo:font-size="14pt" fo:font-weight="bold" style:font-size-asian="14pt" style:font-weight-asian="bold" style:font-size-complex="14pt" style:font-weight-complex="bold"/>
    </style:style>
    <style:style style:name="P54" style:family="paragraph" style:parent-style-name="Heading_20_4">
      <style:text-properties style:font-name="Arial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text-underline-style="solid" style:text-underline-width="auto" style:text-underline-color="font-color" style:font-name-complex="Arial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style:font-name="Arial" fo:font-size="12pt" style:font-size-asian="12pt" style:font-name-complex="Arial" style:font-size-complex="12pt"/>
    </style:style>
    <style:style style:name="T6" style:family="text">
      <style:text-properties style:use-window-font-color="true" style:font-name="Arial" fo:font-size="11pt" fo:font-weight="normal" style:font-name-asian="Helvetica" style:font-size-asian="11pt" style:font-weight-asian="normal" style:font-name-complex="Arial" style:font-size-complex="11pt" style:font-weight-complex="normal"/>
    </style:style>
    <style:style style:name="T7" style:family="text">
      <style:text-properties style:use-window-font-color="true" style:font-name="Arial" fo:font-size="12pt" fo:font-weight="normal" style:font-name-asian="Helvetica" style:font-size-asian="12pt" style:font-weight-asian="normal" style:font-name-complex="Arial" style:font-size-complex="12pt" style:font-weight-complex="normal"/>
    </style:style>
    <style:style style:name="T8" style:family="text">
      <style:text-properties style:use-window-font-color="true" style:font-name="Arial" fo:font-size="12pt" fo:font-style="italic" fo:font-weight="normal" style:font-name-asian="Helvetica" style:font-size-asian="12pt" style:font-style-asian="italic" style:font-weight-asian="normal" style:font-name-complex="Arial" style:font-size-complex="12pt" style:font-style-complex="italic" style:font-weight-complex="normal"/>
    </style:style>
    <style:style style:name="T9" style:family="text">
      <style:text-properties style:use-window-font-color="true" style:font-name="ArialMT" fo:font-size="11pt" fo:font-weight="normal" style:font-name-asian="ArialMT" style:font-size-asian="11pt" style:font-weight-asian="normal" style:font-name-complex="ArialMT" style:font-size-complex="11pt" style:font-weight-complex="normal"/>
    </style:style>
    <style:style style:name="T10" style:family="text"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1" style:family="text">
      <style:text-properties style:use-window-font-color="true" fo:font-size="12pt" fo:font-weight="normal" style:font-name-asian="Helvetica" style:font-size-asian="12pt" style:font-weight-asian="normal" style:font-size-complex="12pt" style:font-weight-complex="normal"/>
    </style:style>
    <style:style style:name="T12" style:family="text">
      <style:text-properties fo:font-size="12pt" fo:font-style="normal" style:font-size-asian="12pt" style:font-style-asian="normal" style:font-size-complex="12pt" style:font-style-complex="normal"/>
    </style:style>
    <style:style style:name="T13" style:family="text">
      <style:text-properties fo:font-variant="normal" fo:text-transform="none" fo:color="#333333" fo:letter-spacing="normal"/>
    </style:style>
    <style:style style:name="T14" style:family="text">
      <style:text-properties fo:font-variant="normal" fo:text-transform="none" fo:color="#333333" fo:letter-spacing="normal" fo:background-color="transparent"/>
    </style:style>
    <style:style style:name="T15" style:family="text">
      <style:text-properties fo:font-variant="normal" fo:text-transform="none" fo:color="#333333" style:font-name="Consolas" fo:font-size="9.75pt" fo:letter-spacing="normal" fo:font-style="normal" fo:font-weight="normal"/>
    </style:style>
    <style:style style:name="T16" style:family="text">
      <style:text-properties fo:font-variant="normal" fo:text-transform="none" fo:color="#333333" style:font-name="Consolas" fo:font-size="9.75pt" fo:letter-spacing="normal" fo:font-style="normal" fo:font-weight="normal" fo:background-color="transparent"/>
    </style:style>
    <style:style style:name="T17" style:family="text">
      <style:text-properties fo:font-variant="normal" fo:text-transform="none" fo:color="#333333" style:font-name="Consolas" fo:font-size="9.75pt" fo:letter-spacing="normal" fo:font-style="normal" fo:font-weight="normal" fo:background-color="transparent" style:font-style-asian="italic" style:font-style-complex="italic"/>
    </style:style>
    <style:style style:name="T18" style:family="text">
      <style:text-properties fo:font-variant="normal" fo:text-transform="none" fo:color="#333333" style:font-name="Consolas" fo:font-size="9.75pt" fo:letter-spacing="normal" fo:font-style="normal" fo:font-weight="bold"/>
    </style:style>
    <style:style style:name="T19" style:family="text">
      <style:text-properties fo:font-variant="normal" fo:text-transform="none" fo:color="#333333" style:font-name="Consolas" fo:font-size="9.75pt" fo:letter-spacing="normal" fo:font-style="normal" fo:background-color="transparent"/>
    </style:style>
    <style:style style:name="T20" style:family="text">
      <style:text-properties fo:font-variant="normal" fo:text-transform="none" fo:color="#333333" style:font-name="Consolas" fo:font-size="9.75pt" fo:letter-spacing="normal" fo:font-style="normal" fo:background-color="transparent" style:font-style-asian="italic" style:font-style-complex="italic"/>
    </style:style>
    <style:style style:name="T21" style:family="text">
      <style:text-properties fo:font-variant="normal" fo:text-transform="none" fo:color="#333333" style:font-name="Consolas" fo:font-size="9pt" fo:letter-spacing="normal" fo:font-style="normal" fo:font-weight="normal" fo:background-color="transparent"/>
    </style:style>
    <style:style style:name="T22" style:family="text">
      <style:text-properties fo:font-variant="normal" fo:text-transform="none" fo:color="#333333" style:font-name="Consolas" fo:font-size="9pt" fo:letter-spacing="normal" fo:font-style="normal" fo:font-weight="normal" fo:background-color="transparent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fo:font-variant="normal" fo:text-transform="none" fo:color="#333333" style:font-name="Consolas" fo:font-size="9pt" fo:letter-spacing="normal" fo:font-style="normal" fo:font-weight="normal" fo:background-color="transparent" style:font-style-asian="italic" style:font-weight-asian="bold" style:font-style-complex="italic" style:font-weight-complex="bold"/>
    </style:style>
    <style:style style:name="T24" style:family="text">
      <style:text-properties fo:font-variant="normal" fo:text-transform="none" fo:color="#333333" style:font-name="Consolas" fo:font-size="9pt" fo:letter-spacing="normal" fo:font-weight="normal" fo:background-color="transparent"/>
    </style:style>
    <style:style style:name="T25" style:family="text">
      <style:text-properties fo:font-variant="normal" fo:text-transform="none" fo:color="#333333" style:font-name="Consolas" fo:font-size="9pt" fo:letter-spacing="normal" fo:font-weight="normal" fo:background-color="transparent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333333" style:font-name="Consolas" fo:font-size="9pt" fo:letter-spacing="normal" fo:background-color="transparent"/>
    </style:style>
    <style:style style:name="T27" style:family="text">
      <style:text-properties fo:font-variant="normal" fo:text-transform="none" fo:color="#333333" style:font-name="Arial" fo:font-size="9pt" fo:letter-spacing="normal" fo:background-color="transparent" style:font-name-asian="Helvetica" style:font-name-complex="Arial"/>
    </style:style>
    <style:style style:name="T28" style:family="text">
      <style:text-properties fo:font-variant="normal" fo:text-transform="none" fo:color="#dd1144" style:font-name="Consolas" fo:font-size="9.75pt" fo:letter-spacing="normal" fo:font-style="normal" fo:font-weight="normal"/>
    </style:style>
    <style:style style:name="T29" style:family="text">
      <style:text-properties fo:font-variant="normal" fo:text-transform="none" fo:color="#dd1144" style:font-name="Consolas" fo:font-size="9.75pt" fo:letter-spacing="normal" fo:font-style="normal" fo:font-weight="normal" fo:background-color="transparent"/>
    </style:style>
    <style:style style:name="T30" style:family="text">
      <style:text-properties fo:font-variant="normal" fo:text-transform="none" fo:color="#dd1144" style:font-name="Consolas" fo:font-size="9.75pt" fo:letter-spacing="normal" fo:font-style="normal" fo:font-weight="normal" fo:background-color="transparent" style:font-style-asian="italic" style:font-style-complex="italic"/>
    </style:style>
    <style:style style:name="T31" style:family="text">
      <style:text-properties fo:font-variant="normal" fo:text-transform="none" fo:color="#990073" style:font-name="Consolas" fo:font-size="9.75pt" fo:letter-spacing="normal" fo:font-style="normal" fo:font-weight="normal"/>
    </style:style>
    <style:style style:name="T32" style:family="text">
      <style:text-properties fo:font-variant="normal" fo:text-transform="none" fo:color="#009999" style:font-name="Consolas" fo:font-size="9.75pt" fo:letter-spacing="normal" fo:font-style="normal" fo:font-weight="normal"/>
    </style:style>
    <style:style style:name="T33" style:family="text">
      <style:text-properties fo:font-variant="normal" fo:text-transform="none" fo:color="#009999" style:font-name="Consolas" fo:font-size="9.75pt" fo:letter-spacing="normal" fo:font-style="normal" fo:font-weight="normal" fo:background-color="transparent"/>
    </style:style>
    <style:style style:name="T34" style:family="text">
      <style:text-properties fo:font-variant="normal" fo:text-transform="none" style:use-window-font-color="true" style:font-name="Arial" fo:font-size="12pt" fo:letter-spacing="normal" fo:font-style="normal" fo:font-weight="normal" style:font-name-asian="Helvetica" style:font-size-asian="12pt" style:font-weight-asian="normal" style:font-name-complex="Arial" style:font-size-complex="12pt" style:font-weight-complex="normal"/>
    </style:style>
    <style:style style:name="T35" style:family="text">
      <style:text-properties fo:font-variant="normal" fo:text-transform="none" style:use-window-font-color="true" style:font-name="Arial" fo:font-size="12pt" fo:letter-spacing="normal" fo:font-style="normal" fo:font-weight="normal" fo:background-color="transparent" style:font-name-asian="Helvetica" style:font-size-asian="12pt" style:font-style-asian="italic" style:font-weight-asian="normal" style:font-name-complex="Arial" style:font-size-complex="12pt" style:font-style-complex="italic" style:font-weight-complex="normal"/>
    </style:style>
    <style:style style:name="T36" style:family="text">
      <style:text-properties fo:font-variant="normal" fo:text-transform="none" style:use-window-font-color="true" style:font-name="Arial" fo:font-size="12pt" fo:letter-spacing="normal" fo:font-style="italic" fo:font-weight="normal" style:font-name-asian="Helvetica" style:font-size-asian="12pt" style:font-style-asian="italic" style:font-weight-asian="normal" style:font-name-complex="Arial" style:font-size-complex="12pt" style:font-style-complex="italic" style:font-weight-complex="normal"/>
    </style:style>
    <style:style style:name="T37" style:family="text">
      <style:text-properties fo:font-variant="normal" fo:text-transform="none" style:use-window-font-color="true" style:font-name="Arial" fo:font-size="12pt" fo:letter-spacing="normal" fo:font-weight="normal" fo:background-color="transparent" style:font-name-asian="Helvetica" style:font-size-asian="12pt" style:font-weight-asian="normal" style:font-name-complex="Arial" style:font-size-complex="12pt" style:font-weight-complex="normal"/>
    </style:style>
    <style:style style:name="T38" style:family="text">
      <style:text-properties fo:font-variant="normal" fo:text-transform="none" fo:color="#008080" style:font-name="Consolas" fo:font-size="9.75pt" fo:letter-spacing="normal" fo:font-style="normal" fo:font-weight="normal"/>
    </style:style>
    <style:style style:name="T39" style:family="text">
      <style:text-properties fo:font-variant="normal" fo:text-transform="none" style:font-name="Arial" fo:letter-spacing="normal" fo:background-color="transparent" style:font-name-asian="Helvetica" style:font-name-complex="Arial"/>
    </style:style>
    <style:style style:name="T40" style:family="text">
      <style:text-properties fo:font-variant="normal" fo:text-transform="none" fo:color="#0086b3" style:font-name="Consolas" fo:font-size="9.75pt" fo:letter-spacing="normal" fo:font-style="normal" fo:font-weight="normal" fo:background-color="transparent"/>
    </style:style>
    <style:style style:name="T41" style:family="text">
      <style:text-properties fo:font-variant="normal" fo:text-transform="none" fo:color="#555555" style:font-name="Consolas" fo:font-size="9.75pt" fo:letter-spacing="normal" fo:font-style="normal" fo:font-weight="normal" fo:background-color="transparent"/>
    </style:style>
    <style:style style:name="T42" style:family="text">
      <style:text-properties fo:font-size="9pt" fo:font-style="normal" style:font-size-asian="9pt" style:font-style-asian="normal" style:font-size-complex="9pt" style:font-style-complex="normal"/>
    </style:style>
    <style:style style:name="T43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fo:padding="0.0102in" fo:border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1"/>
      <text:p text:style-name="P1"/>
      <text:p text:style-name="P36">Dekū</text:p>
      <text:p text:style-name="P1"/>
      <text:h text:style-name="P50" text:outline-level="1">Administrator Manual Template</text:h>
      <text:p text:style-name="P2"/>
      <text:p text:style-name="P2"/>
      <text:p text:style-name="P4">Client</text:p>
      <text:p text:style-name="P5">Shawn Squire</text:p>
      <text:p text:style-name="P5"/>
      <text:p text:style-name="P5"/>
      <text:p text:style-name="P4">Team 6</text:p>
      <text:p text:style-name="P5">Boris Boiko</text:p>
      <text:p text:style-name="P5">Raymond Chan</text:p>
      <text:p text:style-name="P2">Gilbert Kuo</text:p>
      <text:p text:style-name="P2">Andrew Naviasky</text:p>
      <text:p text:style-name="P2">Jeremy Neal</text:p>
      <text:p text:style-name="P2"/>
      <text:p text:style-name="P2"/>
      <text:p text:style-name="P1"/>
      <text:p text:style-name="P46">dekū</text:p>
      <text:p text:style-name="P2">Administrator Manual</text:p>
      <text:p text:style-name="P2"/>
      <text:p text:style-name="P1"/>
      <text:p text:style-name="P1"/>
      <text:h text:style-name="P54" text:outline-level="4">Table of Contents</text:h>
      <text:h text:style-name="P51" text:outline-level="2"/>
      <text:p text:style-name="P1"/>
      <text:p text:style-name="Standard"><text:span text:style-name="T1"><text:tab/><text:tab/><text:tab/><text:tab/><text:tab/><text:tab/><text:tab/><text:tab/><text:tab/><text:tab/><text:tab/></text:span><text:span text:style-name="T2">Page</text:span></text:p>
      <text:p text:style-name="P1"/>
      <text:h text:style-name="P52" text:outline-level="2">1. Introduction</text:h>
      <text:p text:style-name="P1"/>
      <text:p text:style-name="P1"><text:tab/>1.1 Purpose of This Document</text:p>
      <text:p text:style-name="P1"><text:tab/>1.2 References</text:p>
      <text:p text:style-name="P1"/>
      <text:p text:style-name="P1">2. <text:s/>System Overview</text:p>
      <text:p text:style-name="P1"/>
      <text:p text:style-name="P1"><text:tab/>2.1 Background</text:p>
      <text:p text:style-name="P1"><text:tab/>2.2 Hardware and Software Requirements</text:p>
      <text:p text:style-name="P1"/>
      <text:p text:style-name="P1"/>
      <text:p text:style-name="P1">3. <text:s/>Administrative Procedures</text:p>
      <text:p text:style-name="P1"/>
      <text:p text:style-name="P1"><text:tab/>3.1 Installation</text:p>
      <text:p text:style-name="P1"><text:tab/><text:tab/>3.1.1 Preparing the virtual machine</text:p>
      <text:p text:style-name="P1"><text:tab/><text:tab/>3.1.2 <text:span text:style-name="T11">Dekū web application setup</text:span></text:p>
      <text:p text:style-name="P1"><text:tab/>3.2 Routine Tasks and Period Administration</text:p>
      <text:p text:style-name="P1"><text:tab/>3.3 User Support</text:p>
      <text:p text:style-name="P1"/>
      <text:p text:style-name="P1">4. <text:s/>Troubleshooting</text:p>
      <text:p text:style-name="P1"/>
      <text:p text:style-name="P1"><text:tab/>4.1 Dealing with Error Messages and Failures</text:p>
      <text:p text:style-name="P1"><text:tab/>4.2 Known Bugs and Limitations</text:p>
      <text:p text:style-name="P1"/>
      <text:p text:style-name="P1"/>
      <text:p text:style-name="P1">Appendix A – Peer Review Sign-off</text:p>
      <text:p text:style-name="P1"/>
      <text:p text:style-name="P28">Appendix B – Document Contributions</text:p>
      <text:p text:style-name="P1"/>
      <text:p text:style-name="P12">Notes:</text:p>
      <text:p text:style-name="P1"/>
      <text:list xml:id="list2019208738321261221" text:style-name="WW8Num4">
        <text:list-item>
          <text:p text:style-name="P39">Use technical, domain-specific prose targeted to the anticipated audience (i.e., the system administrator).</text:p>
          <text:list>
            <text:list-item>
              <text:p text:style-name="P41"><text:span text:style-name="T1">Do </text:span><text:span text:style-name="T4">not</text:span><text:span text:style-name="T1"> assume your audience has already read any of your technical documents (e.g., SRS, SDD), but reference particular sections of those documents when warranted.</text:span></text:p>
            </text:list-item>
          </text:list>
        </text:list-item>
        <text:list-item>
          <text:p text:style-name="P39">You may reuse as much of any of your previous manuals as you wish.</text:p>
        </text:list-item>
        <text:list-item>
          <text:p text:style-name="P39">It is difficult to give paragraph estimates for Sections 3 and 4, as all products are unique. That is, there may be more or less to say about a particular product. Just be as thorough as you can for your product.</text:p>
        </text:list-item>
      </text:list>
      <text:p text:style-name="P1"/>
      <text:p text:style-name="P1"/>
      <text:h text:style-name="P53" text:outline-level="2"><text:span text:style-name="T1">1. <text:s/></text:span><text:span text:style-name="T1">Introduction</text:span></text:h>
      <text:p text:style-name="P1"/>
      <text:p text:style-name="P30">1.1 Purpose of This Document</text:p>
      <text:p text:style-name="P1"/>
      <text:p text:style-name="P14"><text:span text:style-name="T1">The purpose of this document is to assist the installation and setup of the </text:span><text:span text:style-name="T6">Dekū web application.</text:span><text:span text:style-name="T1"> It is intended to be read the system administrator. <text:s/>This manual will contain step-by-step instructions to install and setup the </text:span><text:span text:style-name="T6">Dekū web application. <text:s/>In addition, this manual will provide additional instructions for periodic administrative tasks.</text:span></text:p>
      <text:p text:style-name="P1"/>
      <text:p text:style-name="P1"/>
      <text:p text:style-name="P30">1.1 References</text:p>
      <text:p text:style-name="P1"/>
      <text:p text:style-name="P15">Dekū System Requirements Specification</text:p>
      <text:p text:style-name="P15">Dekū Systems Design Document</text:p>
      <text:p text:style-name="P16">VirtualBox<text:tab/><text:tab/><text:tab/>http://www.virtualbox.org</text:p>
      <text:p text:style-name="P16">Vagrant<text:tab/><text:tab/><text:tab/>http://www.vagrantup.com</text:p>
      <text:p text:style-name="P16">Apache HTTP Server<text:tab/><text:tab/>http://httpd.apache.org</text:p>
      <text:p text:style-name="P15">Python<text:tab/><text:tab/><text:tab/><text:tab/>http://www.python.org</text:p>
      <text:p text:style-name="P16">SQLite<text:tab/><text:tab/><text:tab/><text:tab/>http://www.sqlite.org"</text:p>
      <text:p text:style-name="P16">Python Package Index<text:tab/>http://pypi.python.org"</text:p>
      <text:p text:style-name="P18"><text:span text:style-name="T6">virtualenv<text:tab/><text:tab/><text:tab/></text:span><text:span text:style-name="T9">http://pypi.python.org/pypi/virtualenv"</text:span></text:p>
      <text:p text:style-name="P17">Flask<text:tab/><text:tab/><text:tab/><text:tab/>http://flask.pocoo.org"</text:p>
      <text:p text:style-name="P17">Flask-SQLAlchemy<text:tab/><text:tab/>http://pythonhosted.org/Flask-SQLAlchemy"</text:p>
      <text:p text:style-name="P17">SQLAlchemy<text:tab/><text:tab/><text:tab/>http://www.sqlalchemy.org"</text:p>
      <text:p text:style-name="P17">Jinja<text:tab/><text:tab/><text:tab/><text:tab/>http://jinja.pocoo.org"</text:p>
      <text:p text:style-name="P17">MarkupSafe<text:tab/><text:tab/><text:tab/>http://www.pocoo.org/projects/markupsafe"</text:p>
      <text:p text:style-name="P17">Tempita<text:tab/><text:tab/><text:tab/>http://pythonpaste.org/tempita"</text:p>
      <text:p text:style-name="P16">Werkzeug<text:tab/><text:tab/><text:tab/>http://werkzeug.pocoo.org"</text:p>
      <text:p text:style-name="P16">flask-bcrypt<text:tab/><text:tab/><text:tab/>http://pythonhosted.org/Flask-Bcrypt/"</text:p>
      <text:p text:style-name="P16">pydenticon<text:tab/><text:tab/><text:tab/>http://pypi.python.org/pypi/pydenticon/"</text:p>
      <text:p text:style-name="P19"><text:soft-page-break/></text:p>
      <text:p text:style-name="P1"/>
      <text:p text:style-name="P13"><text:span text:style-name="T1">2. <text:s/></text:span><text:span text:style-name="T1">System Overview</text:span></text:p>
      <text:p text:style-name="P1"/>
      <text:p text:style-name="P24">2.1 Background</text:p>
      <text:p text:style-name="P11"/>
      <text:p text:style-name="Standard"><text:span text:style-name="T5">The </text:span><text:span text:style-name="T10"><text:s/></text:span><text:span text:style-name="T7">Dekū web application is a social web application designed to facilitate communication amongst university members. <text:s/>For more information about its design and usage, please refer to the Dekū System Requirement Specifications.</text:span></text:p>
      <text:p text:style-name="P9"/>
      <text:p text:style-name="P6">Once properly installed and set up, the Dekū web application is self sustaining from a system administrator's point of view; however, it is recommended that the database is backed up on a regular basis. <text:s/>For step-by-step backup instructions, please refer to section 3.3 of this document.</text:p>
      <text:p text:style-name="Standard"/>
      <text:p text:style-name="Standard"/>
      <text:p text:style-name="P24">2.2 Hardware and Software Requirements</text:p>
      <text:p text:style-name="P11"/>
      <text:p text:style-name="Standard"><text:span text:style-name="T5">The </text:span><text:span text:style-name="T7">Dekū web application is designed to run using Vagrant and VirtualBox. <text:s/>The following configuration has been tested on Windows 7 and Ubuntu 12.04; however, it should run on any operating system vagrant supports. <text:s text:c="2"/>With a moderate amount of tweaking, the Dekū web application can run on any platform; however, it is greatly recommended that the application be run inside a vagrant box for ease of installation and added security.</text:span></text:p>
      <text:p text:style-name="P6"/>
      <text:p text:style-name="P6">Section 3 outlines the steps required to set up the Dekū web application using Vagrant and VirtualBox.</text:p>
      <text:p text:style-name="P6"/>
      <text:p text:style-name="P10"><text:span text:style-name="T1">3. <text:s/></text:span><text:span text:style-name="T1">Administrative Procedures</text:span></text:p>
      <text:p text:style-name="P40"/>
      <text:p text:style-name="P24">3.1 Installation</text:p>
      <text:p text:style-name="P20"/>
      <text:p text:style-name="P3">3.1.1 Preparing the virtual machine</text:p>
      <text:p text:style-name="P6">Download and the latest version of VirtualBox and Vagrant from the websites below:</text:p>
      <text:p text:style-name="P6">VirtualBox:<text:tab/>http://www.virtualbox.org</text:p>
      <text:p text:style-name="P47">Vagrant:<text:tab/>http://www.vagrantup.com</text:p>
      <text:p text:style-name="P20"/>
      <text:p text:style-name="Standard"><text:span text:style-name="T7">Create a file named </text:span><text:span text:style-name="T8">Vagrantfile</text:span><text:span text:style-name="T7"> using a text editor and add the following:</text:span></text:p>
      <text:p text:style-name="P31"><text:span text:style-name="T38">Vagrant</text:span><text:span text:style-name="T18">.</text:span><text:span text:style-name="T15">configure(</text:span><text:span text:style-name="T28">"2"</text:span><text:span text:style-name="T15">) </text:span><text:span text:style-name="T18">do</text:span><text:span text:style-name="T15"> </text:span><text:span text:style-name="T18">|</text:span><text:span text:style-name="T15">config</text:span><text:span text:style-name="T18">|<text:line-break/></text:span><text:span text:style-name="T13"> <text:s/></text:span><text:span text:style-name="T15">config</text:span><text:span text:style-name="T18">.</text:span><text:span text:style-name="T15">vm</text:span><text:span text:style-name="T18">.</text:span><text:span text:style-name="T15">box </text:span><text:span text:style-name="T18">=</text:span><text:span text:style-name="T15"> </text:span><text:span text:style-name="T28">"hashicorp/precise64"<text:line-break/></text:span><text:span text:style-name="T13"> <text:s/></text:span><text:span text:style-name="T15">config</text:span><text:span text:style-name="T18">.</text:span><text:span text:style-name="T15">vm</text:span><text:span text:style-name="T18">.</text:span><text:span text:style-name="T15">provision </text:span><text:span text:style-name="T31">:shell</text:span><text:span text:style-name="T15">, </text:span><text:span text:style-name="T31">:path</text:span><text:span text:style-name="T15"> </text:span><text:span text:style-name="T18">=&gt;</text:span><text:span text:style-name="T15"> </text:span><text:span text:style-name="T28">"bootstrap.sh"<text:line-break/></text:span><text:span text:style-name="T13"> <text:s/></text:span><text:span text:style-name="T15">config</text:span><text:span text:style-name="T18">.</text:span><text:span text:style-name="T15">vm</text:span><text:span text:style-name="T18">.</text:span><text:span text:style-name="T15">network </text:span><text:span text:style-name="T31">:forwarded_port</text:span><text:span text:style-name="T15">, </text:span><text:span text:style-name="T31">host</text:span><text:span text:style-name="T15">: </text:span><text:span text:style-name="T32">4567</text:span><text:span text:style-name="T15">, </text:span><text:span text:style-name="T31">guest</text:span><text:span text:style-name="T15">: </text:span><text:span text:style-name="T32">80<text:line-break/></text:span><text:span text:style-name="T13"> <text:s/></text:span><text:span text:style-name="T15">config</text:span><text:span text:style-name="T18">.</text:span><text:span text:style-name="T15">vm</text:span><text:span text:style-name="T18">.</text:span><text:span text:style-name="T15">network </text:span><text:span text:style-name="T31">:forwarded_port</text:span><text:span text:style-name="T15">, </text:span><text:span text:style-name="T31">host</text:span><text:span text:style-name="T15">: </text:span><text:span text:style-name="T32">4568</text:span><text:span text:style-name="T15">, </text:span><text:span text:style-name="T31">guest</text:span><text:span text:style-name="T15">: </text:span><text:span text:style-name="T32">5000<text:line-break/></text:span><text:span text:style-name="T18">end</text:span></text:p>
      <text:p text:style-name="Standard"><text:soft-page-break/><text:span text:style-name="T34">Save that, then create </text:span><text:span text:style-name="T36">bootstrap.sh</text:span><text:span text:style-name="T34"> which will contain the command line arguments Vagrant will run prior to its first run. <text:s/>The following are needed for the Dekū web application:</text:span></text:p>
      <text:p text:style-name="P32"><text:span text:style-name="Source_20_Text"><text:span text:style-name="T21">apt-get update</text:span></text:span></text:p>
      <text:p text:style-name="P32"><text:span text:style-name="Source_20_Text"><text:span text:style-name="T21">apt-get install -y python-dev python-pip libapache2-mod-wsgi git</text:span></text:span></text:p>
      <text:p text:style-name="P32"><text:span text:style-name="Source_20_Text"><text:span text:style-name="T21">pip install virtualenv</text:span></text:span></text:p>
      <text:p text:style-name="P32"><text:span text:style-name="Source_20_Text"><text:span text:style-name="T21">rm -rf /var/www</text:span></text:span></text:p>
      <text:p text:style-name="P44"/>
      <text:p text:style-name="P44">Next, download the box specified earlier using the following command:</text:p>
      <text:p text:style-name="P32"><text:span text:style-name="Source_20_Text"><text:span text:style-name="T21">vagrant box add hashicorp/precise64</text:span></text:span></text:p>
      <text:p text:style-name="P45"/>
      <text:p text:style-name="P44">The next command runs the virtual machine:</text:p>
      <text:p text:style-name="P32"><text:span text:style-name="Source_20_Text"><text:span text:style-name="T21">apt-get install -y python-dev python-pip libapache2-mod-wsgi git</text:span></text:span></text:p>
      <text:p text:style-name="P32"><text:span text:style-name="Source_20_Text"><text:span text:style-name="T21">vagrant up</text:span></text:span></text:p>
      <text:p text:style-name="P45"/>
      <text:p text:style-name="P1">The virtual machine is now set up and running. <text:s/>In order to access the virtual machine, simply type:</text:p>
      <text:p text:style-name="P32"><text:span text:style-name="Source_20_Text"><text:span text:style-name="T21">vagrant ssh</text:span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p text:style-name="P7">3.1.2 Dekū web application setup</text:p>
      <text:p text:style-name="P7"/>
      <text:p text:style-name="P8">All steps in this section are inside the vagrant virtual machine. <text:s/>This manual will assume that the packaged Dekū web application files are contained in the folder<text:span text:style-name="Source_20_Text"><text:span text:style-name="T26"> /home/vagrant/Section-2-Team-6. <text:s/></text:span></text:span>This can be achieved through via git or SFTP if the packaged files are on the local machine.</text:p>
      <text:p text:style-name="P34"><text:span text:style-name="Source_20_Text"><text:span text:style-name="T24">SFTP</text:span></text:span></text:p>
      <text:p text:style-name="P34"><text:span text:style-name="Source_20_Text"><text:span text:style-name="T24">host: localhost<text:tab/>port: 2222</text:span></text:span></text:p>
      <text:p text:style-name="P34"><text:span text:style-name="Source_20_Text"><text:span text:style-name="T24">username: vagrant<text:tab/>password: vagrant</text:span></text:span></text:p>
      <text:p text:style-name="P8"/>
      <text:p text:style-name="P8">First, create a virtual environment and install the required dependencies:</text:p>
      <text:p text:style-name="P34"><text:span text:style-name="Source_20_Text"><text:span text:style-name="T24">virtualenv .venv</text:span></text:span></text:p>
      <text:p text:style-name="P32"><text:span text:style-name="Source_20_Text"><text:span text:style-name="T21">source .venv/bin/activate</text:span></text:span></text:p>
      <text:p text:style-name="P34"><text:span text:style-name="Source_20_Text"><text:span text:style-name="T24">pip install -r requirements.txt</text:span></text:span></text:p>
      <text:p text:style-name="P8"/>
      <text:p text:style-name="P8">Create <text:span text:style-name="Source_20_Text"><text:span text:style-name="T26">/home/vagrant/deku.wsgi</text:span></text:span> with the following text:</text:p>
      <text:p text:style-name="P33"><text:span text:style-name="Source_20_Text"><text:span text:style-name="T17">activate_this </text:span></text:span><text:span text:style-name="Source_20_Text"><text:span text:style-name="T20">=</text:span></text:span><text:span text:style-name="Source_20_Text"><text:span text:style-name="T17"> </text:span></text:span><text:span text:style-name="Source_20_Text"><text:span text:style-name="T30">'/home/vagrant/Section-2-Team-6/.venv/bin/activate_this.py'<text:line-break/></text:span></text:span><text:span text:style-name="Source_20_Text"><text:span text:style-name="T40">execfile</text:span></text:span><text:span text:style-name="Source_20_Text"><text:span text:style-name="T16">(activate_this, </text:span></text:span><text:span text:style-name="Source_20_Text"><text:span text:style-name="T40">dict</text:span></text:span><text:span text:style-name="Source_20_Text"><text:span text:style-name="T16">(__file__</text:span></text:span><text:span text:style-name="Source_20_Text"><text:span text:style-name="T19">=</text:span></text:span><text:span text:style-name="Source_20_Text"><text:span text:style-name="T16">activate_this))<text:line-break/><text:line-break/></text:span></text:span><text:span text:style-name="Source_20_Text"><text:span text:style-name="T19">import</text:span></text:span><text:span text:style-name="Source_20_Text"><text:span text:style-name="T16"> </text:span></text:span><text:span text:style-name="Source_20_Text"><text:span text:style-name="T41">sys<text:line-break/></text:span></text:span><text:span text:style-name="Source_20_Text"><text:span text:style-name="T16">sys</text:span></text:span><text:span text:style-name="Source_20_Text"><text:span text:style-name="T19">.</text:span></text:span><text:span text:style-name="Source_20_Text"><text:span text:style-name="T16">path</text:span></text:span><text:span text:style-name="Source_20_Text"><text:span text:style-name="T19">.</text:span></text:span><text:span text:style-name="Source_20_Text"><text:span text:style-name="T16">insert(</text:span></text:span><text:span text:style-name="Source_20_Text"><text:span text:style-name="T33">0</text:span></text:span><text:span text:style-name="Source_20_Text"><text:span text:style-name="T16">, </text:span></text:span><text:span text:style-name="Source_20_Text"><text:span text:style-name="T29">'/home/vagrant/Section-2-Team-6'</text:span></text:span><text:span text:style-name="Source_20_Text"><text:span text:style-name="T16">)<text:line-break/></text:span></text:span><text:span text:style-name="Source_20_Text"><text:span text:style-name="T19">from</text:span></text:span><text:span text:style-name="Source_20_Text"><text:span text:style-name="T16"> </text:span></text:span><text:span text:style-name="Source_20_Text"><text:span text:style-name="T41">app</text:span></text:span><text:span text:style-name="Source_20_Text"><text:span text:style-name="T16"> </text:span></text:span><text:span text:style-name="Source_20_Text"><text:span text:style-name="T19">import</text:span></text:span><text:span text:style-name="Source_20_Text"><text:span text:style-name="T16"> app </text:span></text:span><text:span text:style-name="Source_20_Text"><text:span text:style-name="T19">as</text:span></text:span><text:span text:style-name="Source_20_Text"><text:span text:style-name="T16"> application</text:span></text:span></text:p>
      <text:p text:style-name="P33"><text:span text:style-name="Source_20_Text"><text:span text:style-name="T21">app.db.create_all()</text:span></text:span></text:p>
      <text:p text:style-name="P26"/>
      <text:p text:style-name="P26"><text:soft-page-break/>Create a log directory <text:span text:style-name="Source_20_Text"><text:span text:style-name="T26">/home/vagrant/logs.</text:span></text:span></text:p>
      <text:p text:style-name="P26"><text:span text:style-name="Source_20_Text"><text:span text:style-name="T26"/></text:span></text:p>
      <text:p text:style-name="P26"><text:span text:style-name="Source_20_Text"><text:span text:style-name="T39">Create the file </text:span></text:span><text:span text:style-name="Source_20_Text"><text:span text:style-name="T26">/etc/apache2/sites-available/deku </text:span></text:span><text:span text:style-name="Source_20_Text"><text:span text:style-name="T39">and enter the following within (Note: you need to run </text:span></text:span><text:span text:style-name="Source_20_Text"><text:span text:style-name="T27">sudo </text:span></text:span><text:span text:style-name="Source_20_Text"><text:span text:style-name="T39">with this):</text:span></text:span></text:p>
      <text:p text:style-name="P32"><text:span text:style-name="Source_20_Text"><text:span text:style-name="T21">&lt;VirtualHost *:5000&gt;</text:span></text:span></text:p>
      <text:p text:style-name="P32"><text:span text:style-name="Source_20_Text"><text:span text:style-name="T14"><text:s text:c="4"/></text:span></text:span><text:span text:style-name="Source_20_Text"><text:span text:style-name="T21">WSGIDaemonProcess deku user=www-data group=www-data threads=5</text:span></text:span></text:p>
      <text:p text:style-name="P32"><text:span text:style-name="Source_20_Text"><text:span text:style-name="T14"><text:s text:c="4"/></text:span></text:span><text:span text:style-name="Source_20_Text"><text:span text:style-name="T21">WSGIScriptAlias / /home/vagrant/deku.wsgi</text:span></text:span></text:p>
      <text:p text:style-name="P32"/>
      <text:p text:style-name="P32"><text:span text:style-name="Source_20_Text"><text:span text:style-name="T14"><text:s text:c="4"/></text:span></text:span><text:span text:style-name="Source_20_Text"><text:span text:style-name="T21">&lt;Directory /home/vagrant&gt;</text:span></text:span></text:p>
      <text:p text:style-name="P32"><text:span text:style-name="Source_20_Text"><text:span text:style-name="T14"><text:s text:c="8"/></text:span></text:span><text:span text:style-name="Source_20_Text"><text:span text:style-name="T21">WSGIProcessGroup deku</text:span></text:span></text:p>
      <text:p text:style-name="P32"><text:span text:style-name="Source_20_Text"><text:span text:style-name="T14"><text:s text:c="8"/></text:span></text:span><text:span text:style-name="Source_20_Text"><text:span text:style-name="T21">WSGIApplicationGroup %{GLOBAL}</text:span></text:span></text:p>
      <text:p text:style-name="P32"><text:span text:style-name="Source_20_Text"><text:span text:style-name="T14"><text:s text:c="8"/></text:span></text:span><text:span text:style-name="Source_20_Text"><text:span text:style-name="T21">Order deny,allow</text:span></text:span></text:p>
      <text:p text:style-name="P32"><text:span text:style-name="Source_20_Text"><text:span text:style-name="T14"><text:s text:c="8"/></text:span></text:span><text:span text:style-name="Source_20_Text"><text:span text:style-name="T21">Allow from all</text:span></text:span></text:p>
      <text:p text:style-name="P32"><text:span text:style-name="Source_20_Text"><text:span text:style-name="T14"><text:s text:c="4"/></text:span></text:span><text:span text:style-name="Source_20_Text"><text:span text:style-name="T21">&lt;/Directory&gt;</text:span></text:span></text:p>
      <text:p text:style-name="P32"/>
      <text:p text:style-name="P32"><text:span text:style-name="Source_20_Text"><text:span text:style-name="T14"><text:s text:c="4"/></text:span></text:span><text:span text:style-name="Source_20_Text"><text:span text:style-name="T21">ErrorLog /home/vagrant/logs/error.log</text:span></text:span></text:p>
      <text:p text:style-name="P32"><text:span text:style-name="Source_20_Text"><text:span text:style-name="T14"><text:s text:c="4"/></text:span></text:span><text:span text:style-name="Source_20_Text"><text:span text:style-name="T21">LogLevel warn</text:span></text:span></text:p>
      <text:p text:style-name="P32"><text:span text:style-name="Source_20_Text"><text:span text:style-name="T14"><text:s text:c="4"/></text:span></text:span><text:span text:style-name="Source_20_Text"><text:span text:style-name="T21">CustomLog /home/vagrant/logs/access.log combined</text:span></text:span></text:p>
      <text:p text:style-name="P32"><text:span text:style-name="Source_20_Text"><text:span text:style-name="T21">&lt;/VirtualHost&gt;</text:span></text:span></text:p>
      <text:p text:style-name="P23"/>
      <text:p text:style-name="P26"><text:span text:style-name="Source_20_Text"><text:span text:style-name="T39">Add the following to </text:span></text:span><text:span text:style-name="Source_20_Text"><text:span text:style-name="T26">/etc/apache2/ports.conf</text:span></text:span><text:span text:style-name="Source_20_Text"><text:span text:style-name="T39">:</text:span></text:span></text:p>
      <text:p text:style-name="P35"><text:span text:style-name="Source_20_Text"><text:span text:style-name="T21">NameVirtualHost *:5000</text:span></text:span></text:p>
      <text:p text:style-name="P35"><text:span text:style-name="Source_20_Text"><text:span text:style-name="T21">Listen 5000</text:span></text:span></text:p>
      <text:p text:style-name="P23"/>
      <text:p text:style-name="P25"><text:span text:style-name="Source_20_Text"><text:span text:style-name="T37">Finally, run </text:span></text:span><text:span text:style-name="Source_20_Text"><text:span text:style-name="T25">sudo a2ensite deku</text:span></text:span><text:span text:style-name="Source_20_Text"><text:span text:style-name="T37"> to tell the Apache server about your new routes and restart the apache server with </text:span></text:span><text:span text:style-name="Source_20_Text"><text:span text:style-name="T25">sudo service apache2 reload</text:span></text:span><text:span text:style-name="Source_20_Text"><text:span text:style-name="T37">.</text:span></text:span></text:p>
      <text:p text:style-name="P23"/>
      <text:p text:style-name="P25">From the host os, you should now be able to go to http://localhost:4567 in a browser and see the interface. <text:s/>The API can be accessed via http://localhost:4568.</text:p>
      <text:p text:style-name="P25"/>
      <text:p text:style-name="P25">Running the <text:span text:style-name="T11">Dekū web application requires that both ports 4567 and 4568 are accessible from outside the local area network. <text:s/>This may require port forwarding. <text:s/>Please refer to your router's instruction manual for further help.</text:span></text:p>
      <text:p text:style-name="P26"/>
      <text:p text:style-name="P25">At this time, it is recommended that ports 4567 and 4568 remain blocked to outside machines since the API has not been secured.</text:p>
      <text:p text:style-name="P21"/>
      <text:p text:style-name="P23"/>
      <text:p text:style-name="P24">3.2 Routine Tasks and Periodic Administration</text:p>
      <text:p text:style-name="P25">It is recommended that system administrator routinely backs up the database in case of software/hardware failure. <text:s/>This can be achieved by copying and renaming app.db to a safe and secure location.</text:p>
      <text:p text:style-name="P25"/>
      <text:p text:style-name="P22"/>
      <text:p text:style-name="P24"><text:soft-page-break/>3.3 User Support</text:p>
      <text:p text:style-name="P20"/>
      <text:p text:style-name="P1">Any additional questions can be directed to admin@deku.com. <text:s/>Make sure to check this e-mail often to respond to questions that may appear in the inbox.</text:p>
      <text:p text:style-name="P20"/>
      <text:p text:style-name="P20"/>
      <text:p text:style-name="Standard"><text:span text:style-name="T1">4. <text:s/></text:span><text:span text:style-name="T3">Troubleshooting</text:span></text:p>
      <text:p text:style-name="P1"/>
      <text:p text:style-name="P1">4.1 Dealing with Error Messages and Failures</text:p>
      <text:p text:style-name="P1"/>
      <text:p text:style-name="P1">In case of software failure, the following methods may help provide insight to the problem.</text:p>
      <text:p text:style-name="P1"/>
      <text:p text:style-name="P1">Add the following lines to <text:span text:style-name="T42">deku.wsgi </text:span><text:span text:style-name="T12">(added lines are prefixed with +++):</text:span></text:p>
      <text:p text:style-name="P35"><text:span text:style-name="Source_20_Text"><text:span text:style-name="T21">activate_this = '/home/vagrant/.venv/bin/activate_this.py'</text:span></text:span></text:p>
      <text:p text:style-name="P35"><text:span text:style-name="Source_20_Text"><text:span text:style-name="T21">execfile(activate_this, dict(__file__=activate_this))</text:span></text:span></text:p>
      <text:p text:style-name="P35"><text:span text:style-name="Source_20_Text"><text:span text:style-name="T21"/></text:span></text:p>
      <text:p text:style-name="P35"><text:span text:style-name="Source_20_Text"><text:span text:style-name="T21">import sys</text:span></text:span></text:p>
      <text:p text:style-name="P35"><text:span text:style-name="Source_20_Text"><text:span text:style-name="T21">+++import logging</text:span></text:span></text:p>
      <text:p text:style-name="P35"><text:span text:style-name="Source_20_Text"><text:span text:style-name="T21">sys.path.insert(0, '/home/vagrant/Section-2-Team-6')</text:span></text:span></text:p>
      <text:p text:style-name="P35"><text:span text:style-name="Source_20_Text"><text:span text:style-name="T21">from app import app as application</text:span></text:span></text:p>
      <text:p text:style-name="P35"><text:span text:style-name="Source_20_Text"><text:span text:style-name="T21">+++application.debug=True</text:span></text:span></text:p>
      <text:p text:style-name="P35"><text:span text:style-name="Source_20_Text"><text:span text:style-name="T21">import app</text:span></text:span></text:p>
      <text:p text:style-name="P35"><text:span text:style-name="Source_20_Text"><text:span text:style-name="T21">app.db.create_all()</text:span></text:span></text:p>
      <text:p text:style-name="P35"><text:span text:style-name="Source_20_Text"><text:span text:style-name="T21"/></text:span></text:p>
      <text:p text:style-name="P35"><text:span text:style-name="Source_20_Text"><text:span text:style-name="T21">+++logging.basicConfig(stream=sys.stderr)</text:span></text:span></text:p>
      <text:p text:style-name="P1"/>
      <text:p text:style-name="P1">Restart the apache server</text:p>
      <text:p text:style-name="P35"><text:span text:style-name="Source_20_Text"><text:span text:style-name="T21">sudo service apache2 restart</text:span></text:span></text:p>
      <text:p text:style-name="P1"/>
      <text:p text:style-name="P1">HTTP requests made to the <text:span text:style-name="T11">Dekū API will be logged in </text:span><text:span text:style-name="Source_20_Text"><text:span text:style-name="T22">/home/vagrant/logs/access.log</text:span></text:span><text:span text:style-name="Source_20_Text"><text:span text:style-name="T35">. <text:s/>Exceptions thrown by the API will be logged in </text:span></text:span><text:span text:style-name="Source_20_Text"><text:span text:style-name="T22">/home/vagrant/logs/error.log</text:span></text:span><text:span text:style-name="Source_20_Text"><text:span text:style-name="T35">.</text:span></text:span></text:p>
      <text:p text:style-name="P1"/>
      <text:p text:style-name="P1">4.2 Known Bugs and Limitations</text:p>
      <text:p text:style-name="P1"/>
      <text:p text:style-name="P1">Bugs:</text:p>
      <text:p text:style-name="P1">At this exact point in time, there is no known unexpected behavior.</text:p>
      <text:p text:style-name="P1"/>
      <text:p text:style-name="P1">Limitations:</text:p>
      <text:p text:style-name="P1">The <text:span text:style-name="Source_20_Text"><text:span text:style-name="T35">Dekū web application has not yet been secured properly. <text:s/>While the application does not have any known bugs between the front and back ends, the application is vulnerable to malicious attacks on the API. <text:s/>(ie. cURL calls on API methods that do not authenticate the user)</text:span></text:span></text:p>
      <text:p text:style-name="P29"/>
      <text:p text:style-name="P29"><text:soft-page-break/>Appendix A – Team Review Sign-off</text:p>
      <text:p text:style-name="P28"/>
      <text:p text:style-name="P28"/>
      <text:p text:style-name="P28"/>
      <text:p text:style-name="P29">Appendix B – Document Contributions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, 'Liberation Mono', Courier, monospace"/>
    <style:font-face style:name="Mangal1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ArialMT" svg:font-family="ArialMT" style:font-family-generic="swiss"/>
    <style:font-face style:name="Helvetica" svg:font-family="Helvetica, Arial" style:font-family-generic="swiss"/>
    <style:font-face style:name="Courier New1" svg:font-family="'Courier New'" style:font-family-generic="modern" style:font-pitch="fixed"/>
    <style:font-face style:name="NSimSun1" svg:font-family="NSimSun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6pt" style:font-size-asian="16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Body_20_Text_20_Indent_20_2" style:display-name="Body Text Indent 2" style:family="paragraph" style:parent-style-name="Standard">
      <style:paragraph-properties fo:margin="100%" fo:margin-left="0.5in" fo:margin-right="0in" fo:margin-top="0in" fo:margin-bottom="0in" fo:text-indent="0in" style:auto-text-indent="false" style:text-autospace="none"/>
      <style:text-properties style:font-size-complex="12pt"/>
    </style:style>
    <style:style style:name="Text_20_body_20_indent" style:display-name="Text body indent" style:family="paragraph" style:parent-style-name="Standard" style:class="text">
      <style:paragraph-properties fo:margin="100%" fo:margin-left="0.1874in" fo:margin-right="0in" fo:margin-top="0in" fo:margin-bottom="0in" fo:text-indent="0in" style:auto-text-indent="false"/>
    </style:style>
    <style:style style:name="Body_20_Text_20_Indent_20_3" style:display-name="Body Text Indent 3" style:family="paragraph" style:parent-style-name="Standard">
      <style:paragraph-properties fo:margin="100%" fo:margin-left="0.1874in" fo:margin-right="0in" fo:margin-top="0in" fo:margin-bottom="0in" fo:text-indent="0in" style:auto-text-indent="false"/>
      <style:text-properties fo:color="#000000" style:font-size-complex="14pt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size-complex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-complex="Arial"/>
    </style:style>
    <style:style style:name="WW8Num3z0" style:family="text"/>
    <style:style style:name="WW8Num4z0" style:family="text">
      <style:text-properties style:use-window-font-color="true" style:font-name="Symbol" fo:font-size="10pt" style:font-size-asian="10pt" style:font-name-complex="Symbol"/>
    </style:style>
    <style:style style:name="WW8Num4z1" style:family="text">
      <style:text-properties style:font-name="Courier New" fo:font-size="10pt" style:font-size-asian="10pt" style:font-name-complex="Courier New"/>
    </style:style>
    <style:style style:name="WW8Num4z2" style:family="text">
      <style:text-properties style:font-name="Wingdings" fo:font-size="10pt" style:font-size-asian="10pt" style:font-name-complex="Wingdings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style:font-name-complex="Symbol"/>
    </style:style>
    <style:style style:name="WW8Num11z0" style:family="text"/>
    <style:style style:name="WW8Num12z0" style:family="text"/>
    <style:style style:name="WW8Num13z0" style:family="text">
      <style:text-properties style:font-name="Wingdings" fo:font-size="10pt" style:font-size-asian="10pt" style:font-name-complex="Wingdings"/>
    </style:style>
    <style:style style:name="WW8Num14z0" style:family="text">
      <style:text-properties style:font-name="Symbol" fo:font-size="10pt" style:font-size-asian="10pt" style:font-name-complex="Symbol"/>
    </style:style>
    <style:style style:name="WW8Num14z1" style:family="text">
      <style:text-properties style:font-name="Courier New" fo:font-size="10pt" style:font-size-asian="10pt" style:font-name-complex="Courier New"/>
    </style:style>
    <style:style style:name="WW8Num14z2" style:family="text">
      <style:text-properties style:font-name="Wingdings" fo:font-size="10pt" style:font-size-asian="10pt" style:font-name-complex="Wingdings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Arial" style:font-name-complex="Aria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Wingdings" fo:font-size="8pt" style:font-size-asian="8pt" style:font-name-complex="Wingdings"/>
    </style:style>
    <style:style style:name="WW8Num21z0" style:family="text">
      <style:text-properties style:use-window-font-color="true"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fo:font-size="10pt" style:font-size-asian="10pt" style:font-name-complex="Symbol"/>
    </style:style>
    <style:style style:name="WW8Num23z1" style:family="text">
      <style:text-properties style:font-name="Courier New" fo:font-size="10pt" style:font-size-asian="10pt" style:font-name-complex="Courier New"/>
    </style:style>
    <style:style style:name="WW8Num23z2" style:family="text">
      <style:text-properties style:font-name="Wingdings" fo:font-size="10pt" style:font-size-asian="10pt" style:font-name-complex="Wingdings"/>
    </style:style>
    <style:style style:name="WW8Num24z0" style:family="text">
      <style:text-properties style:font-name="Symbol" style:font-name-complex="Symbol"/>
    </style:style>
    <style:style style:name="WW8Num25z0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Source_20_Text" style:display-name="Source Text" style:family="text">
      <style:text-properties style:font-name="Courier New1" style:font-name-asian="NSimSun1" style:font-name-complex="Courier New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0" style:num-format="1" text:start-value="2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2in" fo:text-indent="-0.75in" fo:margin-left="2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2.75in" fo:text-indent="-1in" fo:margin-left="2.75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fo:padding="0.0102in" fo:border="non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Frame1" text:anchor-type="char" svg:y="0.0008in" svg:width="0.2902in" svg:height="0.1898in" draw:z-index="0"><draw:text-box><text:p text:style-name="Footer"><text:span text:style-name="Page_20_Number"><text:page-number text:select-page="current">1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MSC 345 Fall 2001</dc:title>
    <meta:initial-creator>Dennis L. Frey</meta:initial-creator>
    <meta:creation-date>2008-11-13T15:11:00</meta:creation-date>
    <dc:date>2014-05-01T01:21:00.63</dc:date>
    <meta:print-date>2006-09-13T21:32:00</meta:print-date>
    <meta:editing-cycles>10</meta:editing-cycles>
    <meta:editing-duration>PT6M18S</meta:editing-duration>
    <meta:generator>OpenOffice/4.0.1$Win32 OpenOffice.org_project/401m5$Build-9714</meta:generator>
    <meta:document-statistic meta:table-count="0" meta:image-count="0" meta:object-count="0" meta:page-count="9" meta:paragraph-count="148" meta:word-count="1131" meta:character-count="8417"/>
  </office:meta>
</office:document-meta>
</file>